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1a04" officeooo:paragraph-rsid="000f1a04"/>
    </style:style>
    <style:style style:name="P2" style:family="paragraph" style:parent-style-name="Standard">
      <style:text-properties officeooo:rsid="000f1a04" officeooo:paragraph-rsid="0010560b"/>
    </style:style>
    <style:style style:name="P3" style:family="paragraph" style:parent-style-name="Standard">
      <style:text-properties officeooo:rsid="0010560b" officeooo:paragraph-rsid="0010560b"/>
    </style:style>
    <style:style style:name="P4" style:family="paragraph" style:parent-style-name="Standard">
      <style:text-properties fo:font-weight="bold" officeooo:rsid="0010560b" officeooo:paragraph-rsid="0010560b" style:font-weight-asian="bold" style:font-weight-complex="bold"/>
    </style:style>
    <style:style style:name="P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0560b" officeooo:paragraph-rsid="0010560b"/>
    </style:style>
    <style:style style:name="P6" style:family="paragraph" style:parent-style-name="Standard" style:list-style-name="L1">
      <style:text-properties officeooo:rsid="000f1a04" officeooo:paragraph-rsid="000f1a04"/>
    </style:style>
    <style:style style:name="P7" style:family="paragraph" style:parent-style-name="Standard" style:list-style-name="L1">
      <style:text-properties officeooo:rsid="000f1a04" officeooo:paragraph-rsid="0010560b"/>
    </style:style>
    <style:style style:name="P8" style:family="paragraph" style:parent-style-name="Standard" style:list-style-name="L1">
      <style:text-properties officeooo:rsid="000f1a04" officeooo:paragraph-rsid="001d575f"/>
    </style:style>
    <style:style style:name="P9" style:family="paragraph" style:parent-style-name="Standard">
      <style:text-properties officeooo:rsid="000f1a04" officeooo:paragraph-rsid="001d575f"/>
    </style:style>
    <style:style style:name="P10" style:family="paragraph" style:parent-style-name="Standard">
      <style:text-properties officeooo:rsid="0010560b" officeooo:paragraph-rsid="0010560b"/>
    </style:style>
    <style:style style:name="P11" style:family="paragraph" style:parent-style-name="Standard">
      <style:text-properties officeooo:rsid="0010560b" officeooo:paragraph-rsid="001d575f"/>
    </style:style>
    <style:style style:name="P12" style:family="paragraph" style:parent-style-name="Standard">
      <style:text-properties fo:font-weight="bold" officeooo:rsid="0010560b" officeooo:paragraph-rsid="001d575f" style:font-weight-asian="bold" style:font-weight-complex="bold"/>
    </style:style>
    <style:style style:name="P1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0560b" officeooo:paragraph-rsid="001d575f"/>
    </style:style>
    <style:style style:name="T1" style:family="text">
      <style:text-properties officeooo:rsid="000f1a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560b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TTING STARTE</text:p>
      <text:p text:style-name="P4"/>
      <text:p text:style-name="P3">Account name:<text:tab/>biokurs</text:p>
      <text:p text:style-name="P3">Password:<text:tab/><text:tab/>bi-o-ci-pi</text:p>
      <text:p text:style-name="P1"/>
      <text:p text:style-name="P1">To install <text:span text:style-name="T3">and use </text:span><text:span text:style-name="T2">jupyter</text:span> do the following steps:</text:p>
      <text:p text:style-name="P1"/>
      <text:p text:style-name="P1">1) go to: <text:a xlink:type="simple" xlink:href="https://pip.pypa.io/en/stable/installing/" text:style-name="Internet_20_link" text:visited-style-name="Visited_20_Internet_20_Link">https://pip.pypa.io/en/stable/installing/</text:a></text:p>
      <text:p text:style-name="P1"><text:s text:c="4"/>or search: “install pip” and select the first link</text:p>
      <text:p text:style-name="P1">2) download: “get-pip.py”</text:p>
      <text:p text:style-name="P1">3) open the terminal and type</text:p>
      <text:list xml:id="list2667564289315933062" text:style-name="L1">
        <text:list-item>
          <text:p text:style-name="P6">cd ~/Downloads</text:p>
        </text:list-item>
        <text:list-item>
          <text:p text:style-name="P6">python get-pip.py --user</text:p>
        </text:list-item>
        <text:list-item>
          <text:p text:style-name="P6">/home/student/.local/bin/pip -install jupyter --user</text:p>
        </text:list-item>
        <text:list-item>
          <text:p text:style-name="P6">git clone <text:a xlink:type="simple" xlink:href="https://github.com/FrancescoFerrari88/Python_Course_2018_def.git" text:style-name="Internet_20_link" text:visited-style-name="Visited_20_Internet_20_Link">https://github.com/FrancescoFerrari88/Python_Course_2018_def.git</text:a></text:p>
        </text:list-item>
        <text:list-item>
          <text:p text:style-name="P6">cd Python_Course_2018_def</text:p>
        </text:list-item>
      </text:list>
      <text:p text:style-name="P1">4) To start a jupyter notebook type: /home/student/.local/bin/jupyter notebook *.<text:span text:style-name="T3">ipynb</text:span></text:p>
      <text:p text:style-name="P3">(e.g., <text:span text:style-name="T1">/home/student/.local/bin/jupyter notebook </text:span>Python_Course_MeInBio_PART1.ipynb)</text:p>
      <text:p text:style-name="P5"/>
      <text:p text:style-name="P3"/>
      <text:p text:style-name="P4"/>
      <text:p text:style-name="P4"/>
      <text:p text:style-name="P4">GETTING STARTED</text:p>
      <text:p text:style-name="P2"/>
      <text:p text:style-name="P3">Account name:<text:tab/>biokurs</text:p>
      <text:p text:style-name="P3">Password:<text:tab/><text:tab/>bi-o-ci-pi</text:p>
      <text:p text:style-name="P2"/>
      <text:p text:style-name="P2">To install <text:span text:style-name="T3">and use </text:span><text:span text:style-name="T2">jupyter</text:span> do the following steps:</text:p>
      <text:p text:style-name="P2"/>
      <text:p text:style-name="P2">1) go to: <text:a xlink:type="simple" xlink:href="https://pip.pypa.io/en/stable/installing/" text:style-name="Internet_20_link" text:visited-style-name="Visited_20_Internet_20_Link">https://pip.pypa.io/en/stable/installing/</text:a></text:p>
      <text:p text:style-name="P2"><text:s text:c="4"/>or search: “install pip” and select the first link</text:p>
      <text:p text:style-name="P2">2) download: “get-pip.py”</text:p>
      <text:p text:style-name="P2">3) open the terminal and type</text:p>
      <text:list xml:id="list112147973339272" text:continue-numbering="true" text:style-name="L1">
        <text:list-item>
          <text:p text:style-name="P7">cd ~/Downloads</text:p>
        </text:list-item>
        <text:list-item>
          <text:p text:style-name="P7">python get-pip.py --user</text:p>
        </text:list-item>
        <text:list-item>
          <text:p text:style-name="P7">/home/student/.local/bin/pip -install jupyter --user</text:p>
        </text:list-item>
        <text:list-item>
          <text:p text:style-name="P7">git clone <text:a xlink:type="simple" xlink:href="https://github.com/FrancescoFerrari88/Python_Course_2018_def.git" text:style-name="Internet_20_link" text:visited-style-name="Visited_20_Internet_20_Link">https://github.com/FrancescoFerrari88/Python_Course_2018_def.git</text:a></text:p>
        </text:list-item>
        <text:list-item>
          <text:p text:style-name="P7">cd Python_Course_2018_def</text:p>
        </text:list-item>
      </text:list>
      <text:p text:style-name="P2">4) To start a jupyter notebook type: /home/student/.local/bin/jupyter notebook *.<text:span text:style-name="T3">ipynb</text:span></text:p>
      <text:p text:style-name="P3">(e.g., <text:span text:style-name="T1">/home/student/.local/bin/jupyter notebook </text:span>Python_Course_MeInBio_PART1.ipynb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0:44:44.517930365</meta:creation-date>
    <dc:date>2018-08-14T11:21:44.352027980</dc:date>
    <meta:editing-duration>PT24M2S</meta:editing-duration>
    <meta:editing-cycles>5</meta:editing-cycles>
    <meta:generator>LibreOffice/5.1.6.2$Linux_X86_64 LibreOffice_project/10m0$Build-2</meta:generator>
    <meta:print-date>2018-08-14T11:12:31.071484438</meta:print-date>
    <meta:document-statistic meta:table-count="0" meta:image-count="0" meta:object-count="0" meta:page-count="1" meta:paragraph-count="30" meta:word-count="146" meta:character-count="1268" meta:non-whitespace-character-count="1156"/>
  </office:meta>
</office:document-meta>
</file>